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688b8e" officeooo:paragraph-rsid="00688b8e"/>
    </style:style>
    <style:style style:name="P2" style:family="paragraph" style:parent-style-name="_5f_code">
      <style:text-properties officeooo:rsid="00688b8e" officeooo:paragraph-rsid="00688b8e"/>
    </style:style>
    <style:style style:name="P3" style:family="paragraph" style:parent-style-name="_5f_bodyIndent1">
      <style:text-properties officeooo:paragraph-rsid="00686c29"/>
    </style:style>
    <style:style style:name="P4" style:family="paragraph" style:parent-style-name="_5f_bodyIndent1">
      <style:text-properties officeooo:paragraph-rsid="00688b8e"/>
    </style:style>
    <style:style style:name="P5" style:family="paragraph" style:parent-style-name="_5f_heading1">
      <style:text-properties officeooo:paragraph-rsid="00686c29"/>
    </style:style>
    <style:style style:name="T1" style:family="text">
      <style:text-properties officeooo:rsid="006618e0"/>
    </style:style>
    <style:style style:name="T2" style:family="text">
      <style:text-properties officeooo:rsid="00686c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Nano Help Text</text:span></text:p>
      <text:p text:style-name="_5f_bodyIndent1">The notation for shortcuts is as follows: Control-key sequences are notated with a caret (^) symbol and can be entered either by using the Control (Ctrl) key or pressing the Escape (Esc) key twice.</text:p>
      <text:p text:style-name="P4"><text:s/>Escape-key sequences are notated with the Meta (M-) symbol and can be entered using either the Esc, Alt, or Meta key depending on your keyboard setup. <text:s/>Also, pressing Esc twice and then typing a three-digit decimal number from 000 to 255 will enter the character with the corresponding value.</text:p>
      <text:p text:style-name="P4">The following keystrokes are available in the main editor window. <text:s/>Alternate keys in parentheses:</text:p>
      <text:p text:style-name="_5f_code">^G <text:s text:c="5"/>(F1) <text:s text:c="11"/>Display this help text</text:p>
      <text:p text:style-name="_5f_code">^X <text:s text:c="5"/>(F2) <text:s text:c="11"/>Close the current file buffer / Exit from nano</text:p>
      <text:p text:style-name="_5f_code">^O <text:s text:c="5"/>(F3) <text:s text:c="11"/>Write the current file to disk</text:p>
      <text:p text:style-name="_5f_code">^J <text:s text:c="5"/>(F4) <text:s text:c="11"/>Justify the current paragraph</text:p>
      <text:p text:style-name="_5f_code"/>
      <text:p text:style-name="_5f_code">^R <text:s text:c="5"/>(F5) <text:s text:c="11"/>Insert another file into the current one</text:p>
      <text:p text:style-name="_5f_code">^W <text:s text:c="5"/>(F6) <text:s text:c="11"/>Search for a string or a regular expression</text:p>
      <text:p text:style-name="_5f_code">^Y <text:s text:c="5"/>(F7) <text:s text:c="11"/>Move to the previous screen</text:p>
      <text:p text:style-name="_5f_code">^V <text:s text:c="5"/>(F8) <text:s text:c="11"/>Move to the next screen</text:p>
      <text:p text:style-name="_5f_code"/>
      <text:p text:style-name="_5f_code">^K <text:s text:c="5"/>(F9) <text:s text:c="11"/>Cut the current line and store it in the cutbuffer</text:p>
      <text:p text:style-name="_5f_code">^U <text:s text:c="5"/>(F10) <text:s text:c="10"/>Uncut from the cutbuffer into the current line</text:p>
      <text:p text:style-name="_5f_code">^C <text:s text:c="5"/>(F11) <text:s text:c="10"/>Display the position of the cursor</text:p>
      <text:p text:style-name="_5f_code">^T <text:s text:c="5"/>(F12) <text:s text:c="10"/>Invoke the spell checker, if available</text:p>
      <text:p text:style-name="_5f_code"/>
      <text:p text:style-name="_5f_code">^_ <text:s text:c="5"/>(F13) <text:s text:c="2"/>(M-G) <text:s text:c="2"/>Go to line and column number</text:p>
      <text:p text:style-name="_5f_code">^\ <text:s text:c="5"/>(F14) <text:s text:c="2"/>(M-R) <text:s text:c="2"/>Replace a string or a regular expression</text:p>
      <text:p text:style-name="_5f_code">^^ <text:s text:c="5"/>(F15) <text:s text:c="2"/>(M-A) <text:s text:c="2"/>Mark text at the cursor position</text:p>
      <text:p text:style-name="_5f_code"><text:s text:c="8"/>(F16) <text:s text:c="2"/>(M-W) <text:s text:c="2"/>Repeat last search</text:p>
      <text:p text:style-name="_5f_code"/>
      <text:p text:style-name="_5f_code">M-^ <text:s text:c="12"/>(M-6) <text:s text:c="2"/>Copy the current line and store it in the cutbuffer</text:p>
      <text:p text:style-name="_5f_code">M-} <text:s text:c="20"/>Indent the current line</text:p>
      <text:p text:style-name="_5f_code">M-{ <text:s text:c="20"/>Unindent the current line</text:p>
      <text:p text:style-name="_5f_code"/>
      <text:p text:style-name="_5f_code">^F <text:s text:c="21"/>Move forward one character</text:p>
      <text:p text:style-name="_5f_code">^B <text:s text:c="21"/>Move back one character</text:p>
      <text:p text:style-name="_5f_code">^Space <text:s text:c="17"/>Move forward one word</text:p>
      <text:p text:style-name="_5f_code">M-Space <text:s text:c="16"/>Move back one word</text:p>
      <text:p text:style-name="_5f_code">^P <text:s text:c="21"/>Move to the previous line</text:p>
      <text:p text:style-name="_5f_code">^N <text:s text:c="21"/>Move to the next line</text:p>
      <text:p text:style-name="_5f_code"/>
      <text:p text:style-name="_5f_code">^A <text:s text:c="21"/>Move to the beginning of the current line</text:p>
      <text:p text:style-name="_5f_code">^E <text:s text:c="21"/>Move to the end of the current line</text:p>
      <text:p text:style-name="_5f_code"><text:soft-page-break/>M-( <text:s text:c="12"/>(M-9) <text:s text:c="2"/>Move to the beginning of the current paragraph</text:p>
      <text:p text:style-name="_5f_code">M-) <text:s text:c="12"/>(M-0) <text:s text:c="2"/>Move to the end of the current paragraph</text:p>
      <text:p text:style-name="_5f_code">M-\ <text:s text:c="12"/>(M-|) <text:s text:c="2"/>Move to the first line of the file</text:p>
      <text:p text:style-name="_5f_code">M-/ <text:s text:c="12"/>(M-?) <text:s text:c="2"/>Move to the last line of the file</text:p>
      <text:p text:style-name="_5f_code"/>
      <text:p text:style-name="_5f_code">M-] <text:s text:c="20"/>Move to the matching bracket</text:p>
      <text:p text:style-name="_5f_code">M-- <text:s text:c="12"/>(M-_) <text:s text:c="2"/>Scroll up one line without scrolling the cursor</text:p>
      <text:p text:style-name="_5f_code">M-+ <text:s text:c="12"/>(M-=) <text:s text:c="2"/>Scroll down one line without scrolling the cursor</text:p>
      <text:p text:style-name="_5f_code"/>
      <text:p text:style-name="_5f_code">M-&lt; <text:s text:c="12"/>(M-,) <text:s text:c="2"/>Switch to the previous file buffer</text:p>
      <text:p text:style-name="P2">M-&gt; <text:s text:c="12"/>(M-.) <text:s text:c="2"/>Switch to the next file buffer</text:p>
      <text:p text:style-name="P2"/>
      <text:p text:style-name="P2">M-V <text:s text:c="20"/>Insert the next keystroke verbatim</text:p>
      <text:p text:style-name="P2">^I <text:s text:c="21"/>Insert a tab at the cursor position</text:p>
      <text:p text:style-name="P2">^M <text:s text:c="21"/>Insert a newline at the cursor position</text:p>
      <text:p text:style-name="P2">^D <text:s text:c="21"/>Delete the character under the cursor</text:p>
      <text:p text:style-name="P2">^H <text:s text:c="21"/>Delete the character to the left of the cursor</text:p>
      <text:p text:style-name="P2">M-T <text:s text:c="20"/>Cut from the cursor position to the end of the file</text:p>
      <text:p text:style-name="P2"/>
      <text:p text:style-name="P2">M-J <text:s text:c="20"/>Justify the entire file</text:p>
      <text:p text:style-name="P2">M-D <text:s text:c="20"/>Count the number of words, lines, and characters</text:p>
      <text:p text:style-name="P2">^L <text:s text:c="21"/>Refresh (redraw) the current screen</text:p>
      <text:p text:style-name="P2"/>
      <text:p text:style-name="P2">M-X <text:s text:c="20"/>Help mode enable/disable</text:p>
      <text:p text:style-name="P2">M-C <text:s text:c="20"/>Constant cursor position display enable/disable</text:p>
      <text:p text:style-name="P2">M-O <text:s text:c="20"/>Use of one more line for editing enable/disable</text:p>
      <text:p text:style-name="P2">M-S <text:s text:c="20"/>Smooth scrolling enable/disable</text:p>
      <text:p text:style-name="P2">M-P <text:s text:c="20"/>Whitespace display enable/disable</text:p>
      <text:p text:style-name="P2">M-Y <text:s text:c="20"/>Color syntax highlighting enable/disable</text:p>
      <text:p text:style-name="P2"/>
      <text:p text:style-name="P2">M-H <text:s text:c="20"/>Smart home key enable/disable</text:p>
      <text:p text:style-name="P2">M-I <text:s text:c="20"/>Auto indent enable/disable</text:p>
      <text:p text:style-name="P2">M-K <text:s text:c="20"/>Cut to end enable/disable</text:p>
      <text:p text:style-name="P2">M-L <text:s text:c="20"/>Long line wrapping enable/disable</text:p>
      <text:p text:style-name="P2">M-Q <text:s text:c="20"/>Conversion of typed tabs to spaces enable/disable</text:p>
      <text:p text:style-name="P2"/>
      <text:p text:style-name="P2">M-B <text:s text:c="20"/>Backup files enable/disable</text:p>
      <text:p text:style-name="P2">M-F <text:s text:c="20"/>Multiple file buffers enable/disable</text:p>
      <text:p text:style-name="P2">M-M <text:s text:c="20"/>Mouse support enable/disable</text:p>
      <text:p text:style-name="P2">M-N <text:s text:c="20"/>No conversion from DOS/Mac format enable/disable</text:p>
      <text:p text:style-name="P2">M-Z <text:s text:c="20"/>Suspension enable/disable</text:p>
      <text:p text:style-name="_5f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_5f_heading2" style:display-name="_heading2" style:family="paragraph" style:parent-style-name="Heading_20_1" style:default-outline-level="" style:list-style-name="">
      <style:paragraph-properties style:shadow="none"/>
      <style:text-properties fo:font-size="14pt" fo:font-weight="bold" style:font-size-asian="14pt" style:font-weight-asian="bold" style:font-size-complex="14pt" style:font-weight-complex="bold"/>
    </style:style>
    <style:style style:name="_5f_bodyIndent1" style:display-name="_bodyIndent1" style:family="paragraph" style:parent-style-name="Standard">
      <style:paragraph-properties fo:margin-left="0.25in" fo:margin-right="0in" fo:margin-top="0.0799in" fo:margin-bottom="0.0598in" loext:contextual-spacing="false" fo:text-indent="0in" style:auto-text-indent="false"/>
    </style:style>
    <style:style style:name="_5f_bodyBulletIndent1" style:display-name="_bodyBulletIndent1" style:family="paragraph" style:parent-style-name="_5f_bodyIndent1" style:list-style-name="bulletListCustom_5f_indent1" style:master-page-name="">
      <style:paragraph-properties fo:margin-top="0.0598in" fo:margin-bottom="0in" loext:contextual-spacing="false" style:page-number="auto">
        <style:tab-stops/>
      </style:paragraph-properties>
      <style:text-properties officeooo:rsid="000ff556"/>
    </style:style>
    <style:style style:name="_5f_code" style:display-name="_code" style:family="paragraph" style:parent-style-name="_5f_bodyIndent1" style:list-style-name="">
      <loext:graphic-properties draw:fill="none" draw:fill-color="#99ccff"/>
      <style:paragraph-properties fo:margin-left="0.4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style:font-name="Andale Mono" fo:font-family="'Andale Mono'" style:font-style-name="Regular" style:font-pitch="fixed" fo:font-size="10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heading3" style:display-name="_heading3" style:family="paragraph" style:parent-style-name="Heading_20_1"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_5f_heading4" style:display-name="_heading4" style:family="paragraph" style:parent-style-name="_5f_bodyIndent1">
      <style:paragraph-properties fo:margin-top="0.1799in" fo:margin-bottom="0in" loext:contextual-spacing="false"/>
      <style:text-properties style:font-name="Arial" fo:font-family="Arial" style:font-family-generic="swiss" style:font-pitch="variable" fo:font-size="11pt" fo:font-weight="bold" officeooo:rsid="000ff556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99ccff"/>
      <style:paragraph-properties fo:margin-left="0.0799in" fo:margin-right="0in" fo:margin-top="0.0402in" fo:margin-bottom="0in" loext:contextual-spacing="false" fo:text-indent="0in" style:auto-text-indent="false" fo:background-color="transparent"/>
      <style:text-properties fo:font-size="10.5pt" officeooo:rsid="00475b93" style:font-size-asian="10.5pt" style:font-size-complex="10.5pt"/>
    </style:style>
    <style:style style:name="_5f_codeNoIndent" style:display-name="_codeNoIndent" style:family="paragraph" style:parent-style-name="_5f_code" style:list-style-name="">
      <loext:graphic-properties draw:fill="none" draw:fill-color="#99ccff"/>
      <style:paragraph-properties fo:margin-left="0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officeooo:rsid="0046c9d3"/>
    </style:style>
    <style:style style:name="_5f_heading1" style:display-name="_heading1" style:family="paragraph" style:parent-style-name="_5f_heading2">
      <style:text-properties fo:font-size="16pt" officeooo:rsid="00625f50" style:font-size-asian="16pt" style:font-size-complex="16pt"/>
    </style:style>
    <style:style style:name="_5f_bodyNoIndent" style:display-name="_bodyNoIndent" style:family="paragraph" style:parent-style-name="_5f_bodyIndent1">
      <loext:graphic-properties draw:fill="none" draw:fill-color="#99ccff"/>
      <style:paragraph-properties fo:margin-left="0in" fo:margin-right="0in" fo:margin-top="0.0799in" fo:margin-bottom="0.0598in" loext:contextual-spacing="false" fo:text-indent="0in" style:auto-text-indent="false" fo:background-color="transparent"/>
    </style:style>
    <style:style style:name="Numbering_20_Symbols" style:display-name="Numbering Symbols" style:family="text"/>
    <style:style style:name="codeCharacter" style:family="text">
      <style:text-properties style:font-name="Andale Mono1" fo:font-family="'Andale Mono'" style:font-pitch="fixed" fo:font-size="10pt" style:font-size-asian="10pt" style:font-size-complex="10pt"/>
    </style:style>
    <style:style style:name="emphasisBody" style:family="text">
      <style:text-properties fo:font-style="italic" style:font-style-asian="italic" style:font-style-complex="italic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2in" fo:text-indent="-0.2in" fo:margin-left="0.5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0.4in" fo:margin-left="0.7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0.4in" fo:margin-left="1.0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6in" fo:text-indent="-0.2in" fo:margin-left="1.0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88b8e" officeooo:paragraph-rsid="00688b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Nano Help Tex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6:51:43.498376000</meta:creation-date>
    <meta:editing-duration>PT6M58S</meta:editing-duration>
    <meta:editing-cycles>3</meta:editing-cycles>
    <meta:generator>LibreOffice/5.0.3.2$MacOSX_X86_64 LibreOffice_project/e5f16313668ac592c1bfb310f4390624e3dbfb75</meta:generator>
    <dc:title>codeNotes</dc:title>
    <dc:date>2016-01-06T16:58:40.822967000</dc:date>
    <meta:document-statistic meta:table-count="0" meta:image-count="0" meta:object-count="0" meta:page-count="2" meta:paragraph-count="66" meta:word-count="545" meta:character-count="4171" meta:non-whitespace-character-count="2611"/>
    <meta:template xlink:type="simple" xlink:actuate="onRequest" xlink:title="codeNotes" xlink:href="../../../../../Users/wrainey/Library/Application%20Support/LibreOffice/4/user/template/codeNotes.ott" meta:date="2016-01-06T16:51:43.145696000"/>
  </office:meta>
</office:document-meta>
</file>